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7e843" officeooo:paragraph-rsid="0007e843"/>
    </style:style>
    <style:style style:name="P2" style:family="paragraph" style:parent-style-name="Standard">
      <style:text-properties officeooo:rsid="00096148" officeooo:paragraph-rsid="00096148"/>
    </style:style>
    <style:style style:name="P3" style:family="paragraph" style:parent-style-name="Standard">
      <style:text-properties officeooo:rsid="0009f912" officeooo:paragraph-rsid="0009f912"/>
    </style:style>
    <style:style style:name="P4" style:family="paragraph" style:parent-style-name="Standard">
      <style:text-properties fo:font-weight="bold" officeooo:rsid="0009f912" officeooo:paragraph-rsid="0009f912" style:font-weight-asian="bold" style:font-weight-complex="bold"/>
    </style:style>
    <style:style style:name="P5" style:family="paragraph" style:parent-style-name="Standard">
      <style:text-properties fo:font-weight="normal" officeooo:rsid="0009f912" officeooo:paragraph-rsid="0009f912" style:font-weight-asian="normal" style:font-weight-complex="normal"/>
    </style:style>
    <style:style style:name="P6" style:family="paragraph" style:parent-style-name="Standard">
      <style:text-properties fo:font-weight="normal" officeooo:rsid="000b1a2e" officeooo:paragraph-rsid="000b1a2e" style:font-weight-asian="normal" style:font-weight-complex="normal"/>
    </style:style>
    <style:style style:name="P7" style:family="paragraph" style:parent-style-name="Standard">
      <style:text-properties fo:font-weight="normal" officeooo:rsid="000bbae6" officeooo:paragraph-rsid="000bbae6" style:font-weight-asian="normal" style:font-weight-complex="normal"/>
    </style:style>
    <style:style style:name="P8" style:family="paragraph" style:parent-style-name="Standard">
      <style:text-properties fo:font-weight="normal" officeooo:rsid="000d6cf9" officeooo:paragraph-rsid="000bbae6" style:font-weight-asian="normal" style:font-weight-complex="normal"/>
    </style:style>
    <style:style style:name="P9" style:family="paragraph" style:parent-style-name="Standard">
      <style:text-properties officeooo:rsid="0007e843" officeooo:paragraph-rsid="0007e843"/>
    </style:style>
    <style:style style:name="P10" style:family="paragraph" style:parent-style-name="Standard">
      <style:text-properties officeooo:rsid="0007e843" officeooo:paragraph-rsid="000f3345"/>
    </style:style>
    <style:style style:name="P11" style:family="paragraph" style:parent-style-name="Standard">
      <style:text-properties fo:font-weight="normal" officeooo:rsid="0007e843" officeooo:paragraph-rsid="000f3345" style:font-weight-asian="normal" style:font-weight-complex="normal"/>
    </style:style>
    <style:style style:name="T1" style:family="text">
      <style:text-properties officeooo:rsid="00096148"/>
    </style:style>
    <style:style style:name="T2" style:family="text">
      <style:text-properties officeooo:rsid="000e3a65"/>
    </style:style>
    <style:style style:name="T3" style:family="text">
      <style:text-properties officeooo:rsid="000f0f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Double hashing finds more mispelled words than linear probing <text:span text:style-name="T3">(the correct amount of mispelled words is 33)</text:span> -</text:p>
      <text:p text:style-name="P2"/>
      <text:p text:style-name="P4">Double hashing</text:p>
      <text:p text:style-name="P2"/>
      <text:p text:style-name="P3">jcross@oucs1427[/home/cshome/j/jcross/242/Assignment]$ ./htable-main &lt; dictionary.txt -c document.txt -d -e</text:p>
      <text:p text:style-name="P3"/>
      <text:p text:style-name="P3">Fill time<text:tab/>: 0.000112</text:p>
      <text:p text:style-name="P3">Search time<text:tab/>: 0.000264</text:p>
      <text:p text:style-name="P3">Unknown words<text:tab/>= 47</text:p>
      <text:p text:style-name="P3"/>
      <text:p text:style-name="P3"><text:s text:c="2"/>Pos <text:s/>Freq <text:s/>Stats <text:s/>Word</text:p>
      <text:p text:style-name="P3">--------------------------------------</text:p>
      <text:p text:style-name="P3"><text:s text:c="4"/>0 <text:s text:c="4"/>1 <text:s text:c="4"/>0 <text:s text:c="2"/>caudillo</text:p>
      <text:p text:style-name="P3"><text:s text:c="4"/>1 <text:s text:c="4"/>1 <text:s text:c="4"/>0 <text:s text:c="2"/>blacken</text:p>
      <text:p text:style-name="P3"><text:s text:c="4"/>2 <text:s text:c="4"/>1 <text:s text:c="4"/>0 <text:s text:c="2"/>ultraconservative</text:p>
      <text:p text:style-name="P3"><text:s text:c="4"/>3 <text:s text:c="4"/>1 <text:s text:c="4"/>0 <text:s text:c="2"/>merdivorous</text:p>
      <text:p text:style-name="P3"><text:s text:c="4"/>4 <text:s text:c="4"/>1 <text:s text:c="4"/>0 <text:s text:c="2"/>overbulkiness</text:p>
      <text:p text:style-name="P3"><text:s text:c="4"/>5 <text:s text:c="4"/>1 <text:s text:c="4"/>0 <text:s text:c="2"/>subcuratorship</text:p>
      <text:p text:style-name="P3"><text:s text:c="4"/>6 <text:s text:c="4"/>1 <text:s text:c="4"/>0 <text:s text:c="2"/>nonmasteries</text:p>
      <text:p text:style-name="P3"><text:s text:c="4"/>7 <text:s text:c="4"/>0 <text:s text:c="4"/>0 <text:s text:c="2"/></text:p>
      <text:p text:style-name="P3"><text:s text:c="4"/>8 <text:s text:c="4"/>1 <text:s text:c="4"/>0 <text:s text:c="2"/>unasthmatic</text:p>
      <text:p text:style-name="P3"><text:s text:c="4"/>9 <text:s text:c="4"/>1 <text:s text:c="4"/>0 <text:s text:c="2"/>unencountered</text:p>
      <text:p text:style-name="P3"><text:s text:c="3"/>10 <text:s text:c="4"/>1 <text:s text:c="4"/>1 <text:s text:c="2"/>dihydrosphingosine</text:p>
      <text:p text:style-name="P3"><text:s text:c="3"/>11 <text:s text:c="4"/>0 <text:s text:c="4"/>0 <text:s text:c="2"/></text:p>
      <text:p text:style-name="P3"><text:s text:c="3"/>12 <text:s text:c="4"/>1 <text:s text:c="4"/>0 <text:s text:c="2"/>illiquid</text:p>
      <text:p text:style-name="P3"><text:s text:c="3"/>13 <text:s text:c="4"/>0 <text:s text:c="4"/>0 <text:s text:c="2"/></text:p>
      <text:p text:style-name="P3"><text:s text:c="3"/>14 <text:s text:c="4"/>1 <text:s text:c="4"/>1 <text:s text:c="2"/>paleozological</text:p>
      <text:p text:style-name="P3"><text:s text:c="3"/>15 <text:s text:c="4"/>0 <text:s text:c="4"/>0 <text:s text:c="2"/></text:p>
      <text:p text:style-name="P3"><text:s text:c="3"/>16 <text:s text:c="4"/>1 <text:s text:c="4"/>0 <text:s text:c="2"/>dervishism</text:p>
      <text:p text:style-name="P3"><text:s text:c="3"/>17 <text:s text:c="4"/>1 <text:s text:c="4"/>0 <text:s text:c="2"/>savants</text:p>
      <text:p text:style-name="P3"><text:s text:c="3"/>18 <text:s text:c="4"/>1 <text:s text:c="4"/>0 <text:s text:c="2"/>superelastic</text:p>
      <text:p text:style-name="P3"><text:s text:c="3"/>19 <text:s text:c="4"/>1 <text:s text:c="4"/>0 <text:s text:c="2"/>pandanuses</text:p>
      <text:p text:style-name="P3"><text:s text:c="3"/>20 <text:s text:c="4"/>1 <text:s text:c="4"/>0 <text:s text:c="2"/>untrafficked</text:p>
      <text:p text:style-name="P3"><text:s text:c="3"/>21 <text:s text:c="4"/>0 <text:s text:c="4"/>0 <text:s text:c="2"/></text:p>
      <text:p text:style-name="P3"><text:s text:c="3"/>22 <text:s text:c="4"/>0 <text:s text:c="4"/>1 <text:s text:c="2"/></text:p>
      <text:p text:style-name="P3"><text:s text:c="3"/>23 <text:s text:c="4"/>1 <text:s text:c="4"/>0 <text:s text:c="2"/>redolently</text:p>
      <text:p text:style-name="P3"><text:s text:c="3"/>24 <text:s text:c="4"/>1 <text:s text:c="4"/>0 <text:s text:c="2"/>unberouged</text:p>
      <text:p text:style-name="P3"><text:s text:c="3"/>25 <text:s text:c="4"/>1 <text:s text:c="4"/>0 <text:s text:c="2"/>outdrinking</text:p>
      <text:p text:style-name="P3"><text:s text:c="3"/>26 <text:s text:c="4"/>1 <text:s text:c="4"/>1 <text:s text:c="2"/>puristical</text:p>
      <text:p text:style-name="P3"><text:s text:c="3"/>27 <text:s text:c="4"/>0 <text:s text:c="4"/>0 <text:s text:c="2"/></text:p>
      <text:p text:style-name="P3"><text:s text:c="3"/>28 <text:s text:c="4"/>1 <text:s text:c="4"/>1 <text:s text:c="2"/>unperceptible</text:p>
      <text:p text:style-name="P3"><text:s text:c="3"/>29 <text:s text:c="4"/>1 <text:s text:c="4"/>0 <text:s text:c="2"/>syracuse</text:p>
      <text:p text:style-name="P3"><text:s text:c="3"/>30 <text:s text:c="4"/>1 <text:s text:c="4"/>0 <text:s text:c="2"/>reichsf</text:p>
      <text:p text:style-name="P3"><text:s text:c="3"/>31 <text:s text:c="4"/>1 <text:s text:c="4"/>0 <text:s text:c="2"/>mistranscribed</text:p>
      <text:p text:style-name="P3"><text:soft-page-break/><text:s text:c="3"/>32 <text:s text:c="4"/>1 <text:s text:c="4"/>0 <text:s text:c="2"/>fatuous</text:p>
      <text:p text:style-name="P3"><text:s text:c="3"/>33 <text:s text:c="4"/>1 <text:s text:c="4"/>0 <text:s text:c="2"/>traducement</text:p>
      <text:p text:style-name="P3"><text:s text:c="3"/>34 <text:s text:c="4"/>1 <text:s text:c="4"/>1 <text:s text:c="2"/>satiably</text:p>
      <text:p text:style-name="P3"><text:s text:c="3"/>35 <text:s text:c="4"/>1 <text:s text:c="4"/>0 <text:s text:c="2"/>oinochoe</text:p>
      <text:p text:style-name="P3"><text:s text:c="3"/>36 <text:s text:c="4"/>1 <text:s text:c="4"/>0 <text:s text:c="2"/>unaccessibility</text:p>
      <text:p text:style-name="P3"><text:s text:c="3"/>37 <text:s text:c="4"/>1 <text:s text:c="4"/>0 <text:s text:c="2"/>goethite</text:p>
      <text:p text:style-name="P3"><text:s text:c="3"/>38 <text:s text:c="4"/>1 <text:s text:c="4"/>2 <text:s text:c="2"/>purview</text:p>
      <text:p text:style-name="P3"><text:s text:c="3"/>39 <text:s text:c="4"/>1 <text:s text:c="4"/>0 <text:s text:c="2"/>nonliteracy</text:p>
      <text:p text:style-name="P3"><text:s text:c="3"/>40 <text:s text:c="4"/>0 <text:s text:c="4"/>1 <text:s text:c="2"/></text:p>
      <text:p text:style-name="P3"><text:s text:c="3"/>41 <text:s text:c="4"/>1 <text:s text:c="4"/>1 <text:s text:c="2"/>finlet</text:p>
      <text:p text:style-name="P3"><text:s text:c="3"/>42 <text:s text:c="4"/>1 <text:s text:c="4"/>0 <text:s text:c="2"/>conster</text:p>
      <text:p text:style-name="P3"><text:s text:c="3"/>43 <text:s text:c="4"/>1 <text:s text:c="4"/>0 <text:s text:c="2"/>mutating</text:p>
      <text:p text:style-name="P3"><text:s text:c="3"/>44 <text:s text:c="4"/>0 <text:s text:c="4"/>0 <text:s text:c="2"/></text:p>
      <text:p text:style-name="P3"><text:s text:c="3"/>45 <text:s text:c="4"/>1 <text:s text:c="4"/>0 <text:s text:c="2"/>freeway</text:p>
      <text:p text:style-name="P3"><text:s text:c="3"/>46 <text:s text:c="4"/>0 <text:s text:c="4"/>0 <text:s text:c="2"/></text:p>
      <text:p text:style-name="P3"><text:s text:c="3"/>47 <text:s text:c="4"/>1 <text:s text:c="4"/>0 <text:s text:c="2"/>exclaim</text:p>
      <text:p text:style-name="P3"><text:s text:c="3"/>48 <text:s text:c="4"/>1 <text:s text:c="4"/>1 <text:s text:c="2"/>concentrate</text:p>
      <text:p text:style-name="P3"><text:s text:c="3"/>49 <text:s text:c="4"/>1 <text:s text:c="4"/>0 <text:s text:c="2"/>gadhelic</text:p>
      <text:p text:style-name="P3"><text:s text:c="3"/>50 <text:s text:c="4"/>1 <text:s text:c="4"/>0 <text:s text:c="2"/>karaitic</text:p>
      <text:p text:style-name="P3"><text:s text:c="3"/>51 <text:s text:c="4"/>1 <text:s text:c="4"/>0 <text:s text:c="2"/>unantagonized</text:p>
      <text:p text:style-name="P3"><text:s text:c="3"/>52 <text:s text:c="4"/>1 <text:s text:c="4"/>0 <text:s text:c="2"/>correlated</text:p>
      <text:p text:style-name="P3"><text:s text:c="3"/>53 <text:s text:c="4"/>1 <text:s text:c="4"/>2 <text:s text:c="2"/>configurationism</text:p>
      <text:p text:style-name="P3"><text:s text:c="3"/>54 <text:s text:c="4"/>0 <text:s text:c="4"/>0 <text:s text:c="2"/></text:p>
      <text:p text:style-name="P3"><text:s text:c="3"/>55 <text:s text:c="4"/>1 <text:s text:c="4"/>1 <text:s text:c="2"/>hrer</text:p>
      <text:p text:style-name="P3"><text:s text:c="3"/>56 <text:s text:c="4"/>1 <text:s text:c="4"/>0 <text:s text:c="2"/>pamphletizing</text:p>
      <text:p text:style-name="P3"><text:s text:c="3"/>57 <text:s text:c="4"/>1 <text:s text:c="4"/>0 <text:s text:c="2"/>kokomo</text:p>
      <text:p text:style-name="P3"><text:s text:c="3"/>58 <text:s text:c="4"/>1 <text:s text:c="4"/>1 <text:s text:c="2"/>dist</text:p>
      <text:p text:style-name="P3"><text:s text:c="3"/>59 <text:s text:c="4"/>1 <text:s text:c="4"/>3 <text:s text:c="2"/>nonformative</text:p>
      <text:p text:style-name="P3"><text:s text:c="3"/>60 <text:s text:c="4"/>1 <text:s text:c="4"/>0 <text:s text:c="2"/>soothsay</text:p>
      <text:p text:style-name="P3"><text:s text:c="3"/>61 <text:s text:c="4"/>0 <text:s text:c="4"/>1 <text:s text:c="2"/></text:p>
      <text:p text:style-name="P3"><text:s text:c="3"/>62 <text:s text:c="4"/>1 <text:s text:c="4"/>5 <text:s text:c="2"/>isbn</text:p>
      <text:p text:style-name="P3"><text:s text:c="3"/>63 <text:s text:c="4"/>1 <text:s text:c="4"/>5 <text:s text:c="2"/>commissioner</text:p>
      <text:p text:style-name="P3"><text:s text:c="3"/>64 <text:s text:c="4"/>1 <text:s text:c="4"/>3 <text:s text:c="2"/>transmitter</text:p>
      <text:p text:style-name="P3"><text:s text:c="3"/>65 <text:s text:c="4"/>1 <text:s text:c="4"/>5 <text:s text:c="2"/>outwiling</text:p>
      <text:p text:style-name="P3"><text:s text:c="3"/>66 <text:s text:c="4"/>1 <text:s text:c="4"/>0 <text:s text:c="2"/>linearized</text:p>
      <text:p text:style-name="P3"><text:s text:c="3"/>67 <text:s text:c="4"/>1 <text:s text:c="4"/>0 <text:s text:c="2"/>hood</text:p>
      <text:p text:style-name="P3"><text:s text:c="3"/>68 <text:s text:c="4"/>1 <text:s text:c="4"/>0 <text:s text:c="2"/>astraphobia</text:p>
      <text:p text:style-name="P3"><text:s text:c="3"/>69 <text:s text:c="4"/>1 <text:s text:c="4"/>0 <text:s text:c="2"/>subconnation</text:p>
      <text:p text:style-name="P3"><text:s text:c="3"/>70 <text:s text:c="4"/>1 <text:s text:c="4"/>0 <text:s text:c="2"/>farsightedness</text:p>
      <text:p text:style-name="P3"><text:s text:c="3"/>71 <text:s text:c="4"/>1 <text:s text:c="4"/>0 <text:s text:c="2"/>inradius</text:p>
      <text:p text:style-name="P3"><text:s text:c="3"/>72 <text:s text:c="4"/>1 <text:s text:c="4"/>0 <text:s text:c="2"/>bizerte</text:p>
      <text:p text:style-name="P3"><text:s text:c="3"/>73 <text:s text:c="4"/>1 <text:s text:c="4"/>0 <text:s text:c="2"/>unhuman</text:p>
      <text:p text:style-name="P3"><text:s text:c="3"/>74 <text:s text:c="4"/>0 <text:s text:c="4"/>1 <text:s text:c="2"/></text:p>
      <text:p text:style-name="P3"><text:s text:c="3"/>75 <text:s text:c="4"/>0 <text:s text:c="4"/>1 <text:s text:c="2"/></text:p>
      <text:p text:style-name="P3"><text:s text:c="3"/>76 <text:s text:c="4"/>0 <text:s text:c="4"/>0 <text:s text:c="2"/></text:p>
      <text:p text:style-name="P3"><text:s text:c="3"/>77 <text:s text:c="4"/>1 <text:s text:c="4"/>1 <text:s text:c="2"/>sixth</text:p>
      <text:p text:style-name="P3"><text:s text:c="3"/>78 <text:s text:c="4"/>1 <text:s text:c="4"/>0 <text:s text:c="2"/>psychophysiologically</text:p>
      <text:p text:style-name="P3"><text:s text:c="3"/>79 <text:s text:c="4"/>1 <text:s text:c="4"/>0 <text:s text:c="2"/>shinning</text:p>
      <text:p text:style-name="P3"><text:s text:c="3"/>80 <text:s text:c="4"/>1 <text:s text:c="4"/>0 <text:s text:c="2"/>diagraph</text:p>
      <text:p text:style-name="P3"><text:soft-page-break/><text:s text:c="3"/>81 <text:s text:c="4"/>1 <text:s text:c="4"/>0 <text:s text:c="2"/>lugubriosity</text:p>
      <text:p text:style-name="P3"><text:s text:c="3"/>82 <text:s text:c="4"/>1 <text:s text:c="4"/>0 <text:s text:c="2"/>arcaded</text:p>
      <text:p text:style-name="P3"><text:s text:c="3"/>83 <text:s text:c="4"/>1 <text:s text:c="4"/>0 <text:s text:c="2"/>morbidity</text:p>
      <text:p text:style-name="P3"><text:s text:c="3"/>84 <text:s text:c="4"/>1 <text:s text:c="4"/>1 <text:s text:c="2"/>heteroecious</text:p>
      <text:p text:style-name="P3"><text:s text:c="3"/>85 <text:s text:c="4"/>1 <text:s text:c="4"/>0 <text:s text:c="2"/>scalage</text:p>
      <text:p text:style-name="P3"><text:s text:c="3"/>86 <text:s text:c="4"/>0 <text:s text:c="4"/>0 <text:s text:c="2"/></text:p>
      <text:p text:style-name="P3"><text:s text:c="3"/>87 <text:s text:c="4"/>1 <text:s text:c="4"/>0 <text:s text:c="2"/>hecticness</text:p>
      <text:p text:style-name="P3"><text:s text:c="3"/>88 <text:s text:c="4"/>1 <text:s text:c="4"/>0 <text:s text:c="2"/>obstinacy</text:p>
      <text:p text:style-name="P3"><text:s text:c="3"/>89 <text:s text:c="4"/>0 <text:s text:c="4"/>0 <text:s text:c="2"/></text:p>
      <text:p text:style-name="P3"><text:s text:c="3"/>90 <text:s text:c="4"/>1 <text:s text:c="4"/>0 <text:s text:c="2"/>efficaciousness</text:p>
      <text:p text:style-name="P3"><text:s text:c="3"/>91 <text:s text:c="4"/>0 <text:s text:c="4"/>0 <text:s text:c="2"/></text:p>
      <text:p text:style-name="P3"><text:s text:c="3"/>92 <text:s text:c="4"/>1 <text:s text:c="4"/>0 <text:s text:c="2"/>effractor</text:p>
      <text:p text:style-name="P3"><text:s text:c="3"/>93 <text:s text:c="4"/>1 <text:s text:c="4"/>0 <text:s text:c="2"/>misedit</text:p>
      <text:p text:style-name="P3"><text:s text:c="3"/>94 <text:s text:c="4"/>1 <text:s text:c="4"/>0 <text:s text:c="2"/>recrystallizing</text:p>
      <text:p text:style-name="P3"><text:s text:c="3"/>95 <text:s text:c="4"/>0 <text:s text:c="4"/>0 <text:s text:c="2"/></text:p>
      <text:p text:style-name="P3"><text:s text:c="3"/>96 <text:s text:c="4"/>1 <text:s text:c="4"/>0 <text:s text:c="2"/>tod</text:p>
      <text:p text:style-name="P3"><text:s text:c="3"/>97 <text:s text:c="4"/>1 <text:s text:c="4"/>0 <text:s text:c="2"/>moronity</text:p>
      <text:p text:style-name="P3"><text:s text:c="3"/>98 <text:s text:c="4"/>0 <text:s text:c="4"/>0 <text:s text:c="2"/></text:p>
      <text:p text:style-name="P3"><text:s text:c="3"/>99 <text:s text:c="4"/>0 <text:s text:c="4"/>0 <text:s text:c="2"/></text:p>
      <text:p text:style-name="P3"><text:s text:c="2"/>100 <text:s text:c="4"/>1 <text:s text:c="4"/>0 <text:s text:c="2"/>gael</text:p>
      <text:p text:style-name="P3"><text:s text:c="2"/>101 <text:s text:c="4"/>0 <text:s text:c="4"/>0 <text:s text:c="2"/></text:p>
      <text:p text:style-name="P3"><text:s text:c="2"/>102 <text:s text:c="4"/>0 <text:s text:c="4"/>0 <text:s text:c="2"/></text:p>
      <text:p text:style-name="P3"><text:s text:c="2"/>103 <text:s text:c="4"/>1 <text:s text:c="4"/>0 <text:s text:c="2"/>overemphatic</text:p>
      <text:p text:style-name="P3"><text:s text:c="2"/>104 <text:s text:c="4"/>1 <text:s text:c="4"/>0 <text:s text:c="2"/>antiexpansionism</text:p>
      <text:p text:style-name="P3"><text:s text:c="2"/>105 <text:s text:c="4"/>1 <text:s text:c="4"/>0 <text:s text:c="2"/>vesical</text:p>
      <text:p text:style-name="P3"><text:s text:c="2"/>106 <text:s text:c="4"/>1 <text:s text:c="4"/>0 <text:s text:c="2"/>gloomiest</text:p>
      <text:p text:style-name="P3"><text:s text:c="2"/>107 <text:s text:c="4"/>1 <text:s text:c="4"/>0 <text:s text:c="2"/>cameo</text:p>
      <text:p text:style-name="P3"><text:s text:c="2"/>108 <text:s text:c="4"/>1 <text:s text:c="4"/>0 <text:s text:c="2"/>whereupon</text:p>
      <text:p text:style-name="P3"><text:s text:c="2"/>109 <text:s text:c="4"/>0 <text:s text:c="4"/>0 <text:s text:c="2"/></text:p>
      <text:p text:style-name="P3"><text:s text:c="2"/>110 <text:s text:c="4"/>0 <text:s text:c="4"/>0 <text:s text:c="2"/></text:p>
      <text:p text:style-name="P3"><text:s text:c="2"/>111 <text:s text:c="4"/>1 <text:s text:c="4"/>0 <text:s text:c="2"/>fah</text:p>
      <text:p text:style-name="P3"><text:s text:c="2"/>112 <text:s text:c="4"/>0 <text:s text:c="4"/>0 <text:s text:c="2"/></text:p>
      <text:p text:style-name="P3"/>
      <text:p text:style-name="P4">Linear Probing</text:p>
      <text:p text:style-name="P6">Fill time<text:tab/>: 0.000085</text:p>
      <text:p text:style-name="P6">Search time<text:tab/>: 0.000260</text:p>
      <text:p text:style-name="P6">Unknown words<text:tab/>= 33</text:p>
      <text:p text:style-name="P5"/>
      <text:p text:style-name="P6">jcross@oucs1427[/home/cshome/j/jcross/242/Assignment]$ ./htable-main &lt; dictionary.txt -c document.txt -e</text:p>
      <text:p text:style-name="P6"><text:s text:c="2"/>Pos <text:s/>Freq <text:s/>Stats <text:s/>Word</text:p>
      <text:p text:style-name="P6">--------------------------------------</text:p>
      <text:p text:style-name="P6"><text:s text:c="4"/>0 <text:s text:c="4"/>0 <text:s text:c="4"/>0 <text:s text:c="2"/></text:p>
      <text:p text:style-name="P6"><text:s text:c="4"/>1 <text:s text:c="4"/>1 <text:s text:c="4"/>0 <text:s text:c="2"/>blacken</text:p>
      <text:p text:style-name="P6"><text:s text:c="4"/>2 <text:s text:c="4"/>0 <text:s text:c="4"/>0 <text:s text:c="2"/></text:p>
      <text:p text:style-name="P6"><text:s text:c="4"/>3 <text:s text:c="4"/>1 <text:s text:c="4"/>0 <text:s text:c="2"/>merdivorous</text:p>
      <text:p text:style-name="P6"><text:s text:c="4"/>4 <text:s text:c="4"/>1 <text:s text:c="4"/>0 <text:s text:c="2"/>overbulkiness</text:p>
      <text:p text:style-name="P6"><text:s text:c="4"/>5 <text:s text:c="4"/>1 <text:s text:c="4"/>0 <text:s text:c="2"/>subcuratorship</text:p>
      <text:p text:style-name="P6"><text:s text:c="4"/>6 <text:s text:c="4"/>1 <text:s text:c="4"/>0 <text:s text:c="2"/>nonmasteries</text:p>
      <text:p text:style-name="P6"><text:soft-page-break/><text:s text:c="4"/>7 <text:s text:c="4"/>1 <text:s text:c="4"/>0 <text:s text:c="2"/>darien</text:p>
      <text:p text:style-name="P6"><text:s text:c="4"/>8 <text:s text:c="4"/>1 <text:s text:c="4"/>0 <text:s text:c="2"/>interwork</text:p>
      <text:p text:style-name="P6"><text:s text:c="4"/>9 <text:s text:c="4"/>1 <text:s text:c="4"/>0 <text:s text:c="2"/>unencountered</text:p>
      <text:p text:style-name="P6"><text:s text:c="3"/>10 <text:s text:c="4"/>1 <text:s text:c="4"/>1 <text:s text:c="2"/>dihydrosphingosine</text:p>
      <text:p text:style-name="P6"><text:s text:c="3"/>11 <text:s text:c="4"/>1 <text:s text:c="4"/>0 <text:s text:c="2"/>spherulate</text:p>
      <text:p text:style-name="P6"><text:s text:c="3"/>12 <text:s text:c="4"/>1 <text:s text:c="4"/>0 <text:s text:c="2"/>illiquid</text:p>
      <text:p text:style-name="P6"><text:s text:c="3"/>13 <text:s text:c="4"/>1 <text:s text:c="4"/>0 <text:s text:c="2"/>tubulated</text:p>
      <text:p text:style-name="P6"><text:s text:c="3"/>14 <text:s text:c="4"/>1 <text:s text:c="4"/>1 <text:s text:c="2"/>paleozological</text:p>
      <text:p text:style-name="P6"><text:s text:c="3"/>15 <text:s text:c="4"/>1 <text:s text:c="4"/>0 <text:s text:c="2"/>unperceptible</text:p>
      <text:p text:style-name="P6"><text:s text:c="3"/>16 <text:s text:c="4"/>0 <text:s text:c="4"/>0 <text:s text:c="2"/></text:p>
      <text:p text:style-name="P6"><text:s text:c="3"/>17 <text:s text:c="4"/>1 <text:s text:c="4"/>0 <text:s text:c="2"/>savants</text:p>
      <text:p text:style-name="P6"><text:s text:c="3"/>18 <text:s text:c="4"/>1 <text:s text:c="4"/>1 <text:s text:c="2"/>superelastic</text:p>
      <text:p text:style-name="P6"><text:s text:c="3"/>19 <text:s text:c="4"/>1 <text:s text:c="4"/>0 <text:s text:c="2"/>satiably</text:p>
      <text:p text:style-name="P6"><text:s text:c="3"/>20 <text:s text:c="4"/>1 <text:s text:c="4"/>0 <text:s text:c="2"/>pandanuses</text:p>
      <text:p text:style-name="P6"><text:s text:c="3"/>21 <text:s text:c="4"/>0 <text:s text:c="4"/>0 <text:s text:c="2"/></text:p>
      <text:p text:style-name="P6"><text:s text:c="3"/>22 <text:s text:c="4"/>0 <text:s text:c="4"/>2 <text:s text:c="2"/></text:p>
      <text:p text:style-name="P6"><text:s text:c="3"/>23 <text:s text:c="4"/>1 <text:s text:c="4"/>0 <text:s text:c="2"/>redolently</text:p>
      <text:p text:style-name="P6"><text:s text:c="3"/>24 <text:s text:c="4"/>1 <text:s text:c="4"/>0 <text:s text:c="2"/>unberouged</text:p>
      <text:p text:style-name="P6"><text:s text:c="3"/>25 <text:s text:c="4"/>1 <text:s text:c="4"/>0 <text:s text:c="2"/>outdrinking</text:p>
      <text:p text:style-name="P6"><text:s text:c="3"/>26 <text:s text:c="4"/>1 <text:s text:c="4"/>1 <text:s text:c="2"/>puristical</text:p>
      <text:p text:style-name="P6"><text:s text:c="3"/>27 <text:s text:c="4"/>1 <text:s text:c="4"/>0 <text:s text:c="2"/>gael</text:p>
      <text:p text:style-name="P6"><text:s text:c="3"/>28 <text:s text:c="4"/>1 <text:s text:c="4"/>1 <text:s text:c="2"/>correlated</text:p>
      <text:p text:style-name="P6"><text:s text:c="3"/>29 <text:s text:c="4"/>1 <text:s text:c="4"/>0 <text:s text:c="2"/>syracuse</text:p>
      <text:p text:style-name="P6"><text:s text:c="3"/>30 <text:s text:c="4"/>1 <text:s text:c="4"/>0 <text:s text:c="2"/>dist</text:p>
      <text:p text:style-name="P6"><text:s text:c="3"/>31 <text:s text:c="4"/>1 <text:s text:c="4"/>0 <text:s text:c="2"/>mistranscribed</text:p>
      <text:p text:style-name="P6"><text:s text:c="3"/>32 <text:s text:c="4"/>1 <text:s text:c="4"/>0 <text:s text:c="2"/>dervishism</text:p>
      <text:p text:style-name="P6"><text:s text:c="3"/>33 <text:s text:c="4"/>1 <text:s text:c="4"/>0 <text:s text:c="2"/>traducement</text:p>
      <text:p text:style-name="P6"><text:s text:c="3"/>34 <text:s text:c="4"/>1 <text:s text:c="4"/>1 <text:s text:c="2"/>lithophytic</text:p>
      <text:p text:style-name="P6"><text:s text:c="3"/>35 <text:s text:c="4"/>1 <text:s text:c="4"/>0 <text:s text:c="2"/>oinochoe</text:p>
      <text:p text:style-name="P6"><text:s text:c="3"/>36 <text:s text:c="4"/>1 <text:s text:c="4"/>0 <text:s text:c="2"/>unaccessibility</text:p>
      <text:p text:style-name="P6"><text:s text:c="3"/>37 <text:s text:c="4"/>1 <text:s text:c="4"/>0 <text:s text:c="2"/>bizerte</text:p>
      <text:p text:style-name="P6"><text:s text:c="3"/>38 <text:s text:c="4"/>1 <text:s text:c="4"/>2 <text:s text:c="2"/>farsightedness</text:p>
      <text:p text:style-name="P6"><text:s text:c="3"/>39 <text:s text:c="4"/>1 <text:s text:c="4"/>0 <text:s text:c="2"/>nonliteracy</text:p>
      <text:p text:style-name="P6"><text:s text:c="3"/>40 <text:s text:c="4"/>1 <text:s text:c="4"/>1 <text:s text:c="2"/>goethite</text:p>
      <text:p text:style-name="P6"><text:s text:c="3"/>41 <text:s text:c="4"/>1 <text:s text:c="4"/>2 <text:s text:c="2"/>finlet</text:p>
      <text:p text:style-name="P6"><text:s text:c="3"/>42 <text:s text:c="4"/>1 <text:s text:c="4"/>0 <text:s text:c="2"/>arcaded</text:p>
      <text:p text:style-name="P6"><text:s text:c="3"/>43 <text:s text:c="4"/>1 <text:s text:c="4"/>0 <text:s text:c="2"/>mutating</text:p>
      <text:p text:style-name="P6"><text:s text:c="3"/>44 <text:s text:c="4"/>1 <text:s text:c="4"/>0 <text:s text:c="2"/>conster</text:p>
      <text:p text:style-name="P6"><text:s text:c="3"/>45 <text:s text:c="4"/>1 <text:s text:c="4"/>0 <text:s text:c="2"/>diagraph</text:p>
      <text:p text:style-name="P6"><text:s text:c="3"/>46 <text:s text:c="4"/>1 <text:s text:c="4"/>0 <text:s text:c="2"/>freeway</text:p>
      <text:p text:style-name="P6"><text:s text:c="3"/>47 <text:s text:c="4"/>1 <text:s text:c="4"/>0 <text:s text:c="2"/>exclaim</text:p>
      <text:p text:style-name="P6"><text:s text:c="3"/>48 <text:s text:c="4"/>1 <text:s text:c="4"/>2 <text:s text:c="2"/>crummie</text:p>
      <text:p text:style-name="P6"><text:s text:c="3"/>49 <text:s text:c="4"/>1 <text:s text:c="4"/>0 <text:s text:c="2"/>gadhelic</text:p>
      <text:p text:style-name="P6"><text:s text:c="3"/>50 <text:s text:c="4"/>1 <text:s text:c="4"/>0 <text:s text:c="2"/>karaitic</text:p>
      <text:p text:style-name="P6"><text:s text:c="3"/>51 <text:s text:c="4"/>1 <text:s text:c="4"/>0 <text:s text:c="2"/>unantagonized</text:p>
      <text:p text:style-name="P6"><text:s text:c="3"/>52 <text:s text:c="4"/>1 <text:s text:c="4"/>0 <text:s text:c="2"/>purview</text:p>
      <text:p text:style-name="P6"><text:s text:c="3"/>53 <text:s text:c="4"/>1 <text:s text:c="4"/>3 <text:s text:c="2"/>configurationism</text:p>
      <text:p text:style-name="P6"><text:s text:c="3"/>54 <text:s text:c="4"/>1 <text:s text:c="4"/>0 <text:s text:c="2"/>gloomiest</text:p>
      <text:p text:style-name="P6"><text:s text:c="3"/>55 <text:s text:c="4"/>1 <text:s text:c="4"/>1 <text:s text:c="2"/>hrer</text:p>
      <text:p text:style-name="P6"><text:soft-page-break/><text:s text:c="3"/>56 <text:s text:c="4"/>1 <text:s text:c="4"/>0 <text:s text:c="2"/>pamphletizing</text:p>
      <text:p text:style-name="P6"><text:s text:c="3"/>57 <text:s text:c="4"/>1 <text:s text:c="4"/>2 <text:s text:c="2"/>caudillo</text:p>
      <text:p text:style-name="P6"><text:s text:c="3"/>58 <text:s text:c="4"/>1 <text:s text:c="4"/>1 <text:s text:c="2"/>kokomo</text:p>
      <text:p text:style-name="P6"><text:s text:c="3"/>59 <text:s text:c="4"/>1 <text:s text:c="4"/>1 <text:s text:c="2"/>nonformative</text:p>
      <text:p text:style-name="P6"><text:s text:c="3"/>60 <text:s text:c="4"/>1 <text:s text:c="4"/>0 <text:s text:c="2"/>soothsay</text:p>
      <text:p text:style-name="P6"><text:s text:c="3"/>61 <text:s text:c="4"/>1 <text:s text:c="4"/>1 <text:s text:c="2"/>unasthmatic</text:p>
      <text:p text:style-name="P6"><text:s text:c="3"/>62 <text:s text:c="4"/>1 <text:s text:c="4"/>4 <text:s text:c="2"/>ultraconservative</text:p>
      <text:p text:style-name="P6"><text:s text:c="3"/>63 <text:s text:c="4"/>1 <text:s text:c="4"/>7 <text:s text:c="2"/>commissioner</text:p>
      <text:p text:style-name="P6"><text:s text:c="3"/>64 <text:s text:c="4"/>0 <text:s text:c="4"/>4 <text:s text:c="2"/></text:p>
      <text:p text:style-name="P6"><text:s text:c="3"/>65 <text:s text:c="4"/>1 <text:s text:c="4"/>0 <text:s text:c="2"/>outwiling</text:p>
      <text:p text:style-name="P6"><text:s text:c="3"/>66 <text:s text:c="4"/>1 <text:s text:c="4"/>0 <text:s text:c="2"/>linearized</text:p>
      <text:p text:style-name="P6"><text:s text:c="3"/>67 <text:s text:c="4"/>1 <text:s text:c="4"/>1 <text:s text:c="2"/>hood</text:p>
      <text:p text:style-name="P6"><text:s text:c="3"/>68 <text:s text:c="4"/>1 <text:s text:c="4"/>0 <text:s text:c="2"/>untrafficked</text:p>
      <text:p text:style-name="P6"><text:s text:c="3"/>69 <text:s text:c="4"/>1 <text:s text:c="4"/>3 <text:s text:c="2"/>subconnation</text:p>
      <text:p text:style-name="P6"><text:s text:c="3"/>70 <text:s text:c="4"/>1 <text:s text:c="4"/>0 <text:s text:c="2"/>antiexpansionism</text:p>
      <text:p text:style-name="P6"><text:s text:c="3"/>71 <text:s text:c="4"/>1 <text:s text:c="4"/>0 <text:s text:c="2"/>inradius</text:p>
      <text:p text:style-name="P6"><text:s text:c="3"/>72 <text:s text:c="4"/>1 <text:s text:c="4"/>3 <text:s text:c="2"/>reichsf</text:p>
      <text:p text:style-name="P6"><text:s text:c="3"/>73 <text:s text:c="4"/>1 <text:s text:c="4"/>0 <text:s text:c="2"/>unhuman</text:p>
      <text:p text:style-name="P6"><text:s text:c="3"/>74 <text:s text:c="4"/>1 <text:s text:c="4"/>1 <text:s text:c="2"/>boldhearted</text:p>
      <text:p text:style-name="P6"><text:s text:c="3"/>75 <text:s text:c="4"/>1 <text:s text:c="4"/>0 <text:s text:c="2"/>conversant</text:p>
      <text:p text:style-name="P6"><text:s text:c="3"/>76 <text:s text:c="4"/>1 <text:s text:c="4"/>0 <text:s text:c="2"/>terefah</text:p>
      <text:p text:style-name="P6"><text:s text:c="3"/>77 <text:s text:c="4"/>1 <text:s text:c="4"/>3 <text:s text:c="2"/>sixth</text:p>
      <text:p text:style-name="P6"><text:s text:c="3"/>78 <text:s text:c="4"/>1 <text:s text:c="4"/>8 <text:s text:c="2"/>psychophysiologically</text:p>
      <text:p text:style-name="P6"><text:s text:c="3"/>79 <text:s text:c="4"/>1 <text:s text:c="4"/>2 <text:s text:c="2"/>shinning</text:p>
      <text:p text:style-name="P6"><text:s text:c="3"/>80 <text:s text:c="4"/>0 <text:s text:c="4"/>8 <text:s text:c="2"/></text:p>
      <text:p text:style-name="P6"><text:s text:c="3"/>81 <text:s text:c="4"/>1 <text:s text:c="4"/>0 <text:s text:c="2"/>lugubriosity</text:p>
      <text:p text:style-name="P6"><text:s text:c="3"/>82 <text:s text:c="4"/>1 <text:s text:c="3"/>11 <text:s text:c="2"/>performance</text:p>
      <text:p text:style-name="P6"><text:s text:c="3"/>83 <text:s text:c="4"/>1 <text:s text:c="4"/>1 <text:s text:c="2"/>morbidity</text:p>
      <text:p text:style-name="P6"><text:s text:c="3"/>84 <text:s text:c="4"/>1 <text:s text:c="4"/>0 <text:s text:c="2"/>heteroecious</text:p>
      <text:p text:style-name="P6"><text:s text:c="3"/>85 <text:s text:c="4"/>1 <text:s text:c="4"/>0 <text:s text:c="2"/>scalage</text:p>
      <text:p text:style-name="P6"><text:s text:c="3"/>86 <text:s text:c="4"/>0 <text:s text:c="4"/>4 <text:s text:c="2"/></text:p>
      <text:p text:style-name="P6"><text:s text:c="3"/>87 <text:s text:c="4"/>1 <text:s text:c="4"/>3 <text:s text:c="2"/>hecticness</text:p>
      <text:p text:style-name="P6"><text:s text:c="3"/>88 <text:s text:c="4"/>1 <text:s text:c="3"/>11 <text:s text:c="2"/>obstinacy</text:p>
      <text:p text:style-name="P6"><text:s text:c="3"/>89 <text:s text:c="4"/>1 <text:s text:c="4"/>2 <text:s text:c="2"/>transmitter</text:p>
      <text:p text:style-name="P6"><text:s text:c="3"/>90 <text:s text:c="4"/>1 <text:s text:c="4"/>0 <text:s text:c="2"/>efficaciousness</text:p>
      <text:p text:style-name="P6"><text:s text:c="3"/>91 <text:s text:c="4"/>1 <text:s text:c="4"/>0 <text:s text:c="2"/>astraphobia</text:p>
      <text:p text:style-name="P6"><text:s text:c="3"/>92 <text:s text:c="4"/>1 <text:s text:c="4"/>7 <text:s text:c="2"/>effractor</text:p>
      <text:p text:style-name="P6"><text:s text:c="3"/>93 <text:s text:c="4"/>1 <text:s text:c="4"/>3 <text:s text:c="2"/>misedit</text:p>
      <text:p text:style-name="P6"><text:s text:c="3"/>94 <text:s text:c="4"/>1 <text:s text:c="3"/>23 <text:s text:c="2"/>concentrate</text:p>
      <text:p text:style-name="P6"><text:s text:c="3"/>95 <text:s text:c="4"/>1 <text:s text:c="3"/>10 <text:s text:c="2"/>isbn</text:p>
      <text:p text:style-name="P6"><text:s text:c="3"/>96 <text:s text:c="4"/>1 <text:s text:c="4"/>0 <text:s text:c="2"/>tod</text:p>
      <text:p text:style-name="P6"><text:s text:c="3"/>97 <text:s text:c="4"/>1 <text:s text:c="4"/>5 <text:s text:c="2"/>moronity</text:p>
      <text:p text:style-name="P6"><text:s text:c="3"/>98 <text:s text:c="4"/>1 <text:s text:c="4"/>1 <text:s text:c="2"/>christen</text:p>
      <text:p text:style-name="P6"><text:s text:c="3"/>99 <text:s text:c="4"/>1 <text:s text:c="4"/>1 <text:s text:c="2"/>nonthinker</text:p>
      <text:p text:style-name="P6"><text:s text:c="2"/>100 <text:s text:c="4"/>0 <text:s text:c="3"/>14 <text:s text:c="2"/></text:p>
      <text:p text:style-name="P6"><text:s text:c="2"/>101 <text:s text:c="4"/>0 <text:s text:c="4"/>0 <text:s text:c="2"/></text:p>
      <text:p text:style-name="P6"><text:s text:c="2"/>102 <text:s text:c="4"/>0 <text:s text:c="4"/>0 <text:s text:c="2"/></text:p>
      <text:p text:style-name="P6"><text:s text:c="2"/>103 <text:s text:c="4"/>1 <text:s text:c="4"/>0 <text:s text:c="2"/>overemphatic</text:p>
      <text:p text:style-name="P6"><text:s text:c="2"/>104 <text:s text:c="4"/>1 <text:s text:c="4"/>0 <text:s text:c="2"/>recrystallizing</text:p>
      <text:p text:style-name="P6"><text:soft-page-break/><text:s text:c="2"/>105 <text:s text:c="4"/>1 <text:s text:c="4"/>0 <text:s text:c="2"/>vesical</text:p>
      <text:p text:style-name="P6"><text:s text:c="2"/>106 <text:s text:c="4"/>1 <text:s text:c="4"/>0 <text:s text:c="2"/>fatuous</text:p>
      <text:p text:style-name="P6"><text:s text:c="2"/>107 <text:s text:c="4"/>1 <text:s text:c="4"/>0 <text:s text:c="2"/>cameo</text:p>
      <text:p text:style-name="P6"><text:s text:c="2"/>108 <text:s text:c="4"/>1 <text:s text:c="4"/>0 <text:s text:c="2"/>whereupon</text:p>
      <text:p text:style-name="P6"><text:s text:c="2"/>109 <text:s text:c="4"/>1 <text:s text:c="4"/>0 <text:s text:c="2"/>nondisrupting</text:p>
      <text:p text:style-name="P6"><text:s text:c="2"/>110 <text:s text:c="4"/>1 <text:s text:c="4"/>0 <text:s text:c="2"/>reauthorization</text:p>
      <text:p text:style-name="P6"><text:s text:c="2"/>111 <text:s text:c="4"/>1 <text:s text:c="4"/>0 <text:s text:c="2"/>fah</text:p>
      <text:p text:style-name="P6"><text:s text:c="2"/>112 <text:s text:c="4"/>0 <text:s text:c="4"/>0 <text:s text:c="2"/></text:p>
      <text:p text:style-name="P6">morbidityf</text:p>
      <text:p text:style-name="P6">commissioners</text:p>
      <text:p text:style-name="P6">heteroeciousf</text:p>
      <text:p text:style-name="P6">pamphletizingf</text:p>
      <text:p text:style-name="P6">karaiticf</text:p>
      <text:p text:style-name="P6">hoodf</text:p>
      <text:p text:style-name="P6">whesssreupon</text:p>
      <text:p text:style-name="P6">supasferelastic</text:p>
      <text:p text:style-name="P6">soothffsay</text:p>
      <text:p text:style-name="P6">casalkudillo</text:p>
      <text:p text:style-name="P6">unac</text:p>
      <text:p text:style-name="P6">chjklhessibility</text:p>
      <text:p text:style-name="P6">savahlnts</text:p>
      <text:p text:style-name="P6">linehjlarized</text:p>
      <text:p text:style-name="P6">bizhjlerte</text:p>
      <text:p text:style-name="P6">subjjkcuratorship</text:p>
      <text:p text:style-name="P6">syrahhllcuse</text:p>
      <text:p text:style-name="P6">camhjkeo</text:p>
      <text:p text:style-name="P6">kokhjkjomo</text:p>
      <text:p text:style-name="P6">redojjjlently</text:p>
      <text:p text:style-name="P6">sijjjxth</text:p>
      <text:p text:style-name="P6">unantllu8gagonized</text:p>
      <text:p text:style-name="P6">untrabhtfjfficked</text:p>
      <text:p text:style-name="P6">obstisrhjknacy</text:p>
      <text:p text:style-name="P6">coneujkmfigurationism</text:p>
      <text:p text:style-name="P6">overdhjiemphatic</text:p>
      <text:p text:style-name="P6">disdggst</text:p>
      <text:p text:style-name="P6">misedfffit</text:p>
      <text:p text:style-name="P6">tranerhsmitter</text:p>
      <text:p text:style-name="P6">outdrdghinking</text:p>
      <text:p text:style-name="P6">unhuzzman</text:p>
      <text:p text:style-name="P6">gadh34elic</text:p>
      <text:p text:style-name="P6">overbffgulkiness</text:p>
      <text:p text:style-name="P6"/>
      <text:p text:style-name="P6"/>
      <text:p text:style-name="P10">Testing for assignment</text:p>
      <text:p text:style-name="P10">why are there s<text:span text:style-name="T1">pa</text:span>ces? <text:span text:style-name="T1">There should only be 100 entries?</text:span></text:p>
      <text:p text:style-name="P10">If there is a space character in a word it is taken as two words – may not matter</text:p>
      <text:p text:style-name="P10">if there is a dash eg. hell-o it is taken as two words – could be a problem</text:p>
      <text:p text:style-name="P10">Pos <text:s/>Freq <text:s/>Stats <text:s/>Word</text:p>
      <text:p text:style-name="P10">--------------------------------------</text:p>
      <text:p text:style-name="P10"><text:soft-page-break/><text:s text:c="4"/>0 <text:s text:c="4"/>0 <text:s text:c="4"/>0 <text:s text:c="2"/></text:p>
      <text:p text:style-name="P10"><text:s text:c="4"/>1 <text:s text:c="4"/>1 <text:s text:c="4"/>0 <text:s text:c="2"/>blacken</text:p>
      <text:p text:style-name="P10"><text:s text:c="4"/>2 <text:s text:c="4"/>0 <text:s text:c="4"/>0 <text:s text:c="2"/></text:p>
      <text:p text:style-name="P10"><text:s text:c="4"/>3 <text:s text:c="4"/>1 <text:s text:c="4"/>0 <text:s text:c="2"/>merdivorous</text:p>
      <text:p text:style-name="P10"><text:s text:c="4"/>4 <text:s text:c="4"/>1 <text:s text:c="4"/>0 <text:s text:c="2"/>overbulkiness</text:p>
      <text:p text:style-name="P10"><text:s text:c="4"/>5 <text:s text:c="4"/>1 <text:s text:c="4"/>0 <text:s text:c="2"/>subcuratorship</text:p>
      <text:p text:style-name="P10"><text:s text:c="4"/>6 <text:s text:c="4"/>1 <text:s text:c="4"/>0 <text:s text:c="2"/>nonmasteries</text:p>
      <text:p text:style-name="P10"><text:s text:c="4"/>7 <text:s text:c="4"/>1 <text:s text:c="4"/>0 <text:s text:c="2"/>darien</text:p>
      <text:p text:style-name="P10"><text:s text:c="4"/>8 <text:s text:c="4"/>1 <text:s text:c="4"/>0 <text:s text:c="2"/>interwork</text:p>
      <text:p text:style-name="P10"><text:s text:c="4"/>9 <text:s text:c="4"/>1 <text:s text:c="4"/>0 <text:s text:c="2"/>unencountered</text:p>
      <text:p text:style-name="P10"><text:s text:c="3"/>10 <text:s text:c="4"/>1 <text:s text:c="4"/>1 <text:s text:c="2"/>dihydrosphingosine</text:p>
      <text:p text:style-name="P10"><text:s text:c="3"/>11 <text:s text:c="4"/>1 <text:s text:c="4"/>0 <text:s text:c="2"/>spherulate</text:p>
      <text:p text:style-name="P10"><text:s text:c="3"/>12 <text:s text:c="4"/>1 <text:s text:c="4"/>0 <text:s text:c="2"/>illiquid</text:p>
      <text:p text:style-name="P10"><text:s text:c="3"/>13 <text:s text:c="4"/>1 <text:s text:c="4"/>0 <text:s text:c="2"/>tubulated</text:p>
      <text:p text:style-name="P10"><text:s text:c="3"/>14 <text:s text:c="4"/>1 <text:s text:c="4"/>1 <text:s text:c="2"/>paleozological</text:p>
      <text:p text:style-name="P10"><text:s text:c="3"/>15 <text:s text:c="4"/>1 <text:s text:c="4"/>0 <text:s text:c="2"/>unperceptible</text:p>
      <text:p text:style-name="P10"><text:s text:c="3"/>16 <text:s text:c="4"/>0 <text:s text:c="4"/>0 <text:s text:c="2"/></text:p>
      <text:p text:style-name="P10"><text:s text:c="3"/>17 <text:s text:c="4"/>1 <text:s text:c="4"/>0 <text:s text:c="2"/>savants</text:p>
      <text:p text:style-name="P10"><text:s text:c="3"/>18 <text:s text:c="4"/>1 <text:s text:c="4"/>1 <text:s text:c="2"/>superelastic</text:p>
      <text:p text:style-name="P10"><text:s text:c="3"/>19 <text:s text:c="4"/>1 <text:s text:c="4"/>0 <text:s text:c="2"/>satiably</text:p>
      <text:p text:style-name="P10"><text:s text:c="3"/>20 <text:s text:c="4"/>1 <text:s text:c="4"/>0 <text:s text:c="2"/>pandanuses</text:p>
      <text:p text:style-name="P10"><text:s text:c="3"/>21 <text:s text:c="4"/>0 <text:s text:c="4"/>0 <text:s text:c="2"/></text:p>
      <text:p text:style-name="P10"><text:s text:c="3"/>22 <text:s text:c="4"/>0 <text:s text:c="4"/>2 <text:s text:c="2"/></text:p>
      <text:p text:style-name="P10"><text:s text:c="3"/>23 <text:s text:c="4"/>1 <text:s text:c="4"/>0 <text:s text:c="2"/>redolently</text:p>
      <text:p text:style-name="P10"><text:s text:c="3"/>24 <text:s text:c="4"/>1 <text:s text:c="4"/>0 <text:s text:c="2"/>unberouged</text:p>
      <text:p text:style-name="P10"><text:s text:c="3"/>25 <text:s text:c="4"/>1 <text:s text:c="4"/>0 <text:s text:c="2"/>outdrinking</text:p>
      <text:p text:style-name="P10"><text:s text:c="3"/>26 <text:s text:c="4"/>1 <text:s text:c="4"/>1 <text:s text:c="2"/>puristical</text:p>
      <text:p text:style-name="P10"><text:s text:c="3"/>27 <text:s text:c="4"/>1 <text:s text:c="4"/>0 <text:s text:c="2"/>gael</text:p>
      <text:p text:style-name="P10"><text:s text:c="3"/>28 <text:s text:c="4"/>1 <text:s text:c="4"/>1 <text:s text:c="2"/>correlated</text:p>
      <text:p text:style-name="P10"><text:s text:c="3"/>29 <text:s text:c="4"/>1 <text:s text:c="4"/>0 <text:s text:c="2"/>syracuse</text:p>
      <text:p text:style-name="P10"><text:s text:c="3"/>30 <text:s text:c="4"/>1 <text:s text:c="4"/>0 <text:s text:c="2"/>dist</text:p>
      <text:p text:style-name="P10"><text:s text:c="3"/>31 <text:s text:c="4"/>1 <text:s text:c="4"/>0 <text:s text:c="2"/>mistranscribed</text:p>
      <text:p text:style-name="P10"><text:s text:c="3"/>32 <text:s text:c="4"/>1 <text:s text:c="4"/>0 <text:s text:c="2"/>dervishism</text:p>
      <text:p text:style-name="P10"><text:s text:c="3"/>33 <text:s text:c="4"/>1 <text:s text:c="4"/>0 <text:s text:c="2"/>traducement</text:p>
      <text:p text:style-name="P10"><text:s text:c="3"/>34 <text:s text:c="4"/>1 <text:s text:c="4"/>1 <text:s text:c="2"/>lithophytic</text:p>
      <text:p text:style-name="P10"><text:s text:c="3"/>35 <text:s text:c="4"/>1 <text:s text:c="4"/>0 <text:s text:c="2"/>oinochoe</text:p>
      <text:p text:style-name="P10"><text:s text:c="3"/>36 <text:s text:c="4"/>1 <text:s text:c="4"/>0 <text:s text:c="2"/>unaccessibility</text:p>
      <text:p text:style-name="P10"><text:s text:c="3"/>37 <text:s text:c="4"/>1 <text:s text:c="4"/>0 <text:s text:c="2"/>bizerte</text:p>
      <text:p text:style-name="P10"><text:s text:c="3"/>38 <text:s text:c="4"/>1 <text:s text:c="4"/>2 <text:s text:c="2"/>farsightedness</text:p>
      <text:p text:style-name="P10"><text:s text:c="3"/>39 <text:s text:c="4"/>1 <text:s text:c="4"/>0 <text:s text:c="2"/>nonliteracy</text:p>
      <text:p text:style-name="P10"><text:s text:c="3"/>40 <text:s text:c="4"/>1 <text:s text:c="4"/>1 <text:s text:c="2"/>goethite</text:p>
      <text:p text:style-name="P10"><text:s text:c="3"/>41 <text:s text:c="4"/>1 <text:s text:c="4"/>2 <text:s text:c="2"/>finlet</text:p>
      <text:p text:style-name="P10"><text:s text:c="3"/>42 <text:s text:c="4"/>1 <text:s text:c="4"/>0 <text:s text:c="2"/>arcaded</text:p>
      <text:p text:style-name="P10"><text:s text:c="3"/>43 <text:s text:c="4"/>1 <text:s text:c="4"/>0 <text:s text:c="2"/>mutating</text:p>
      <text:p text:style-name="P10"><text:s text:c="3"/>44 <text:s text:c="4"/>1 <text:s text:c="4"/>0 <text:s text:c="2"/>conster</text:p>
      <text:p text:style-name="P10"><text:s text:c="3"/>45 <text:s text:c="4"/>1 <text:s text:c="4"/>0 <text:s text:c="2"/>diagraph</text:p>
      <text:p text:style-name="P10"><text:s text:c="3"/>46 <text:s text:c="4"/>1 <text:s text:c="4"/>0 <text:s text:c="2"/>freeway</text:p>
      <text:p text:style-name="P10"><text:s text:c="3"/>47 <text:s text:c="4"/>1 <text:s text:c="4"/>0 <text:s text:c="2"/>exclaim</text:p>
      <text:p text:style-name="P10"><text:s text:c="3"/>48 <text:s text:c="4"/>1 <text:s text:c="4"/>2 <text:s text:c="2"/>crummie</text:p>
      <text:p text:style-name="P10"><text:soft-page-break/><text:s text:c="3"/>49 <text:s text:c="4"/>1 <text:s text:c="4"/>0 <text:s text:c="2"/>gadhelic</text:p>
      <text:p text:style-name="P10"><text:s text:c="3"/>50 <text:s text:c="4"/>1 <text:s text:c="4"/>0 <text:s text:c="2"/>karaitic</text:p>
      <text:p text:style-name="P10"><text:s text:c="3"/>51 <text:s text:c="4"/>1 <text:s text:c="4"/>0 <text:s text:c="2"/>unantagonized</text:p>
      <text:p text:style-name="P10"><text:s text:c="3"/>52 <text:s text:c="4"/>1 <text:s text:c="4"/>0 <text:s text:c="2"/>purview</text:p>
      <text:p text:style-name="P10"><text:s text:c="3"/>53 <text:s text:c="4"/>1 <text:s text:c="4"/>3 <text:s text:c="2"/>configurationism</text:p>
      <text:p text:style-name="P10"><text:s text:c="3"/>54 <text:s text:c="4"/>1 <text:s text:c="4"/>0 <text:s text:c="2"/>gloomiest</text:p>
      <text:p text:style-name="P10"><text:s text:c="3"/>55 <text:s text:c="4"/>1 <text:s text:c="4"/>1 <text:s text:c="2"/>hrer</text:p>
      <text:p text:style-name="P10"><text:s text:c="3"/>56 <text:s text:c="4"/>1 <text:s text:c="4"/>0 <text:s text:c="2"/>pamphletizing</text:p>
      <text:p text:style-name="P10"><text:s text:c="3"/>57 <text:s text:c="4"/>1 <text:s text:c="4"/>2 <text:s text:c="2"/>caudillo</text:p>
      <text:p text:style-name="P10"><text:s text:c="3"/>58 <text:s text:c="4"/>1 <text:s text:c="4"/>1 <text:s text:c="2"/>kokomo</text:p>
      <text:p text:style-name="P10"><text:s text:c="3"/>59 <text:s text:c="4"/>1 <text:s text:c="4"/>1 <text:s text:c="2"/>nonformative</text:p>
      <text:p text:style-name="P10"><text:s text:c="3"/>60 <text:s text:c="4"/>1 <text:s text:c="4"/>0 <text:s text:c="2"/>soothsay</text:p>
      <text:p text:style-name="P10"><text:s text:c="3"/>61 <text:s text:c="4"/>1 <text:s text:c="4"/>1 <text:s text:c="2"/>unasthmatic</text:p>
      <text:p text:style-name="P10"><text:s text:c="3"/>62 <text:s text:c="4"/>1 <text:s text:c="4"/>4 <text:s text:c="2"/>ultraconservative</text:p>
      <text:p text:style-name="P10"><text:s text:c="3"/>63 <text:s text:c="4"/>1 <text:s text:c="4"/>7 <text:s text:c="2"/>commissioner</text:p>
      <text:p text:style-name="P10"><text:s text:c="3"/>64 <text:s text:c="4"/>0 <text:s text:c="4"/>4 <text:s text:c="2"/></text:p>
      <text:p text:style-name="P10"><text:s text:c="3"/>65 <text:s text:c="4"/>1 <text:s text:c="4"/>0 <text:s text:c="2"/>outwiling</text:p>
      <text:p text:style-name="P10"><text:s text:c="3"/>66 <text:s text:c="4"/>1 <text:s text:c="4"/>0 <text:s text:c="2"/>linearized</text:p>
      <text:p text:style-name="P10"><text:s text:c="3"/>67 <text:s text:c="4"/>1 <text:s text:c="4"/>1 <text:s text:c="2"/>hood</text:p>
      <text:p text:style-name="P10"><text:s text:c="3"/>68 <text:s text:c="4"/>1 <text:s text:c="4"/>0 <text:s text:c="2"/>untrafficked</text:p>
      <text:p text:style-name="P10"><text:s text:c="3"/>69 <text:s text:c="4"/>1 <text:s text:c="4"/>3 <text:s text:c="2"/>subconnation</text:p>
      <text:p text:style-name="P10"><text:s text:c="3"/>70 <text:s text:c="4"/>1 <text:s text:c="4"/>0 <text:s text:c="2"/>antiexpansionism</text:p>
      <text:p text:style-name="P10"><text:s text:c="3"/>71 <text:s text:c="4"/>1 <text:s text:c="4"/>0 <text:s text:c="2"/>inradius</text:p>
      <text:p text:style-name="P10"><text:s text:c="3"/>72 <text:s text:c="4"/>1 <text:s text:c="4"/>3 <text:s text:c="2"/>reichsf</text:p>
      <text:p text:style-name="P10"><text:s text:c="3"/>73 <text:s text:c="4"/>1 <text:s text:c="4"/>0 <text:s text:c="2"/>unhuman</text:p>
      <text:p text:style-name="P10"><text:s text:c="3"/>74 <text:s text:c="4"/>1 <text:s text:c="4"/>1 <text:s text:c="2"/>boldhearted</text:p>
      <text:p text:style-name="P10"><text:s text:c="3"/>75 <text:s text:c="4"/>1 <text:s text:c="4"/>0 <text:s text:c="2"/>conversant</text:p>
      <text:p text:style-name="P10"><text:s text:c="3"/>76 <text:s text:c="4"/>1 <text:s text:c="4"/>0 <text:s text:c="2"/>terefah</text:p>
      <text:p text:style-name="P10"><text:s text:c="3"/>77 <text:s text:c="4"/>1 <text:s text:c="4"/>3 <text:s text:c="2"/>sixth</text:p>
      <text:p text:style-name="P10"><text:s text:c="3"/>78 <text:s text:c="4"/>1 <text:s text:c="4"/>8 <text:s text:c="2"/>psychophysiologically</text:p>
      <text:p text:style-name="P10"><text:s text:c="3"/>79 <text:s text:c="4"/>1 <text:s text:c="4"/>2 <text:s text:c="2"/>shinning</text:p>
      <text:p text:style-name="P10"><text:s text:c="3"/>80 <text:s text:c="4"/>0 <text:s text:c="4"/>8 <text:s text:c="2"/></text:p>
      <text:p text:style-name="P10"><text:s text:c="3"/>81 <text:s text:c="4"/>1 <text:s text:c="4"/>0 <text:s text:c="2"/>lugubriosity</text:p>
      <text:p text:style-name="P10"><text:s text:c="3"/>82 <text:s text:c="4"/>1 <text:s text:c="3"/>11 <text:s text:c="2"/>performance</text:p>
      <text:p text:style-name="P10"><text:s text:c="3"/>83 <text:s text:c="4"/>1 <text:s text:c="4"/>1 <text:s text:c="2"/>morbidity</text:p>
      <text:p text:style-name="P10"><text:s text:c="3"/>84 <text:s text:c="4"/>1 <text:s text:c="4"/>0 <text:s text:c="2"/>heteroecious</text:p>
      <text:p text:style-name="P10"><text:s text:c="3"/>85 <text:s text:c="4"/>1 <text:s text:c="4"/>0 <text:s text:c="2"/>scalage</text:p>
      <text:p text:style-name="P10"><text:s text:c="3"/>86 <text:s text:c="4"/>0 <text:s text:c="4"/>4 <text:s text:c="2"/></text:p>
      <text:p text:style-name="P10"><text:s text:c="3"/>87 <text:s text:c="4"/>1 <text:s text:c="4"/>3 <text:s text:c="2"/>hecticness</text:p>
      <text:p text:style-name="P10"><text:s text:c="3"/>88 <text:s text:c="4"/>1 <text:s text:c="3"/>11 <text:s text:c="2"/>obstinacy</text:p>
      <text:p text:style-name="P10"><text:s text:c="3"/>89 <text:s text:c="4"/>1 <text:s text:c="4"/>2 <text:s text:c="2"/>transmitter</text:p>
      <text:p text:style-name="P10"><text:s text:c="3"/>90 <text:s text:c="4"/>1 <text:s text:c="4"/>0 <text:s text:c="2"/>efficaciousness</text:p>
      <text:p text:style-name="P10"><text:s text:c="3"/>91 <text:s text:c="4"/>1 <text:s text:c="4"/>0 <text:s text:c="2"/>astraphobia</text:p>
      <text:p text:style-name="P10"><text:s text:c="3"/>92 <text:s text:c="4"/>1 <text:s text:c="4"/>7 <text:s text:c="2"/>effractor</text:p>
      <text:p text:style-name="P10"><text:s text:c="3"/>93 <text:s text:c="4"/>1 <text:s text:c="4"/>3 <text:s text:c="2"/>misedit</text:p>
      <text:p text:style-name="P10"><text:s text:c="3"/>94 <text:s text:c="4"/>1 <text:s text:c="3"/>23 <text:s text:c="2"/>concentrate</text:p>
      <text:p text:style-name="P10"><text:s text:c="3"/>95 <text:s text:c="4"/>1 <text:s text:c="3"/>10 <text:s text:c="2"/>isbn</text:p>
      <text:p text:style-name="P10"><text:s text:c="3"/>96 <text:s text:c="4"/>1 <text:s text:c="4"/>0 <text:s text:c="2"/>tod</text:p>
      <text:p text:style-name="P10"><text:s text:c="3"/>97 <text:s text:c="4"/>1 <text:s text:c="4"/>5 <text:s text:c="2"/>moronity</text:p>
      <text:p text:style-name="P10"><text:soft-page-break/><text:s text:c="3"/>98 <text:s text:c="4"/>1 <text:s text:c="4"/>1 <text:s text:c="2"/>christen</text:p>
      <text:p text:style-name="P10"><text:s text:c="3"/>99 <text:s text:c="4"/>1 <text:s text:c="4"/>1 <text:s text:c="2"/>nonthinker</text:p>
      <text:p text:style-name="P10"><text:s text:c="2"/>100 <text:s text:c="4"/>0 <text:s text:c="3"/>14 <text:s text:c="2"/></text:p>
      <text:p text:style-name="P10"><text:s text:c="2"/>101 <text:s text:c="4"/>0 <text:s text:c="4"/>0 <text:s text:c="2"/></text:p>
      <text:p text:style-name="P10"><text:s text:c="2"/>102 <text:s text:c="4"/>0 <text:s text:c="4"/>0 <text:s text:c="2"/></text:p>
      <text:p text:style-name="P10"><text:s text:c="2"/>103 <text:s text:c="4"/>1 <text:s text:c="4"/>0 <text:s text:c="2"/>overemphatic</text:p>
      <text:p text:style-name="P10"><text:s text:c="2"/>104 <text:s text:c="4"/>1 <text:s text:c="4"/>0 <text:s text:c="2"/>recrystallizing</text:p>
      <text:p text:style-name="P10"><text:s text:c="2"/>105 <text:s text:c="4"/>1 <text:s text:c="4"/>0 <text:s text:c="2"/>vesical</text:p>
      <text:p text:style-name="P10"><text:s text:c="2"/>106 <text:s text:c="4"/>1 <text:s text:c="4"/>0 <text:s text:c="2"/>fatuous</text:p>
      <text:p text:style-name="P10"><text:s text:c="2"/>107 <text:s text:c="4"/>1 <text:s text:c="4"/>0 <text:s text:c="2"/>cameo</text:p>
      <text:p text:style-name="P10"><text:s text:c="2"/>108 <text:s text:c="4"/>1 <text:s text:c="4"/>0 <text:s text:c="2"/>whereupon</text:p>
      <text:p text:style-name="P10"><text:s text:c="2"/>109 <text:s text:c="4"/>1 <text:s text:c="4"/>0 <text:s text:c="2"/>nondisrupting</text:p>
      <text:p text:style-name="P10"><text:s text:c="2"/>110 <text:s text:c="4"/>1 <text:s text:c="4"/>0 <text:s text:c="2"/>reauthorization</text:p>
      <text:p text:style-name="P10"><text:s text:c="2"/>111 <text:s text:c="4"/>1 <text:s text:c="4"/>0 <text:s text:c="2"/>fah</text:p>
      <text:p text:style-name="P11"><text:s text:c="2"/>112 <text:s text:c="4"/>0 <text:s text:c="4"/>0 <text:s text:c="2"/></text:p>
      <text:p text:style-name="P7"/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2:07:19.789789130</meta:creation-date>
    <dc:date>2016-09-07T12:53:39.083656439</dc:date>
    <meta:editing-duration>PT22M40S</meta:editing-duration>
    <meta:editing-cycles>9</meta:editing-cycles>
    <meta:generator>LibreOffice/4.4.7.2$Linux_X86_64 LibreOffice_project/40$Build-2</meta:generator>
    <meta:document-statistic meta:table-count="0" meta:image-count="0" meta:object-count="0" meta:page-count="9" meta:paragraph-count="393" meta:word-count="1463" meta:character-count="10865" meta:non-whitespace-character-count="5342"/>
  </office:meta>
</office:document-meta>
</file>